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" manifest:media-type="application/vnd.sun.star.oleobjec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54in" table:align="left" style:writing-mode="lr-tb"/>
    </style:style>
    <style:style style:name="Tabla3.A" style:family="table-column">
      <style:table-column-properties style:column-width="2.75in"/>
    </style:style>
    <style:style style:name="Tabla3.B" style:family="table-column">
      <style:table-column-properties style:column-width="3.3854in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54in" table:align="left" style:writing-mode="lr-tb"/>
    </style:style>
    <style:style style:name="Tabla4.A" style:family="table-column">
      <style:table-column-properties style:column-width="2.75in"/>
    </style:style>
    <style:style style:name="Tabla4.B" style:family="table-column">
      <style:table-column-properties style:column-width="3.3854in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officeooo:paragraph-rsid="00430614" style:font-size-asian="12pt" style:font-weight-asian="normal" style:font-size-complex="12pt" style:font-weight-complex="normal" loext:shadow="none"/>
    </style:style>
    <style:style style:name="P8" style:family="paragraph" style:parent-style-name="Table_20_Contents"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0" style:family="paragraph" style:parent-style-name="Table_20_Contents">
      <style:text-properties fo:text-transform="uppercase" fo:font-size="12pt" style:font-size-asian="12pt" style:font-size-complex="12pt"/>
    </style:style>
    <style:style style:name="P11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text-transform="uppercase"/>
    </style:style>
    <style:style style:name="T4" style:family="text">
      <style:text-properties fo:text-transform="uppercase" officeooo:rsid="004fe154"/>
    </style:style>
    <style:style style:name="T5" style:family="text">
      <style:text-properties fo:text-transform="uppercase" officeooo:rsid="0050a77a"/>
    </style:style>
    <style:style style:name="T6" style:family="text">
      <style:text-properties fo:language="es" fo:country="ES"/>
    </style:style>
    <style:style style:name="T7" style:family="text">
      <style:text-properties officeooo:rsid="0050a77a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1in" draw:visible-area-height="0.961i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LAN <text:span text:style-name="T6">DE ACTIVIDADES A REALIZAR</text:span></text:p>
      <text:p text:style-name="P7">PROFA Claudia  Verowska Barrios Arvelaez </text:p>
      <text:p text:style-name="P4">DEL 01/01/2022 al 31/12/2022 </text:p>
      <text:p text:style-name="P4"><text:hidden-paragraph text:condition="ooow:[Contratos.DATOS.es_lapso]!=&quot;si&quot;" text:is-hidden="true"/></text:p>
      <text:p text:style-name="P6">dedicación: Exclusiva 40H</text:p>
      <text:p text:style-name="P5"/>
      <text:p text:style-name="P5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">DOCENCIA </text:p>
          </table:table-cell>
          <table:table-cell table:style-name="Tabla3.A1" office:value-type="string">
            <text:p text:style-name="P8">DICTADO DE UNA MATERIA TEÓRICO PRÁCTICA EN LA PROGRAMACIÓN DOCENTE DEL DEPARTAMENTO DE FÍSICA: MECÁNICA, ELECTROMAGNETISMO O FÍSICA CUÁNTICA. CLASES DE TEORÍA, PRÁCTICA Y LABORATORIO, Y ELABORACIÓN Y CORRECCIÓN DE EXÁMENES.</text:p>
          </table:table-cell>
        </table:table-row>
        <table:table-row>
          <table:table-cell table:style-name="Tabla3.A1" office:value-type="string">
            <text:p text:style-name="P6">investigación</text:p>
          </table:table-cell>
          <table:table-cell table:style-name="Tabla3.A1" office:value-type="string">
            <text:p text:style-name="P8">ASISTENCIA A LOS SEMINARIOS DE LA ESCUELA DE FÍSICA Y PARTICIPACIÓN EN EL PROYECTO INVESTIGACIÓN EN FÍSICA DE CAMPOS Y PARTÍCULAS DE LA ESCUELA DE FÍSICA</text:p>
          </table:table-cell>
        </table:table-row>
        <table:table-row>
          <table:table-cell table:style-name="Tabla3.A1" office:value-type="string">
            <text:p text:style-name="P6">extensión</text:p>
          </table:table-cell>
          <table:table-cell table:style-name="Tabla3.A1" office:value-type="string">
            <text:p text:style-name="P8">PARTICIPACIÓN EN LAS ACTIVIDADES DE EXTENSIÓN PROGRAMADAS EN LA ESCUELA DE FÍSICA</text:p>
          </table:table-cell>
        </table:table-row>
        <table:table-row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8"/>
          </table:table-cell>
        </table:table-row>
        <table:table-row>
          <table:table-cell table:style-name="Tabla3.A1" office:value-type="string">
            <text:p text:style-name="P5">HORARIO DE LAS ACTIVIDADES </text:p>
          </table:table-cell>
          <table:table-cell table:style-name="Tabla3.A1" office:value-type="string">
            <text:p text:style-name="P10">LUNES  A VIERNES DE 8:00 am  a  12:00 am   y   1:00 pm  a   5:00 pm.</text:p>
          </table:table-cell>
        </table:table-row>
      </table:table>
      <text:p text:style-name="P5"/>
      <text:p text:style-name="P5"/>
      <text:p text:style-name="P5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8"/>
          </table:table-cell>
          <table:table-cell table:style-name="Tabla4.B1" office:value-type="string">
            <text:p text:style-name="P9">JOSÉ ANTONIO LÓPEZ RODRÍGUEZ</text:p>
          </table:table-cell>
        </table:table-row>
        <table:table-row table:style-name="Tabla4.1"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9">DIRECTOR</text:p>
          </table:table-cell>
        </table:table-row>
        <table:table-row>
          <table:table-cell table:style-name="Tabla4.A1" office:value-type="string">
            <text:p text:style-name="P8">JALR/barj</text:p>
          </table:table-cell>
          <table:table-cell table:style-name="Tabla4.A1" office:value-type="string">
            <text:p text:style-name="P8"/>
          </table:table-cell>
        </table:table-row>
        <table:table-row>
          <table:table-cell table:style-name="Tabla4.A1" office:value-type="string">
            <text:p text:style-name="P8">CARACAS, <text:span text:style-name="T7">OCTUBRE</text:span><text:span text:style-name="T4"> 202</text:span><text:span text:style-name="T5">1</text:span></text:p>
          </table:table-cell>
          <table:table-cell table:style-name="Tabla4.A1" office:value-type="string">
            <text:p text:style-name="P8"/>
          </table:table-cell>
        </table:table-row>
      </table:table>
      <text:p text:style-name="P5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1in" draw:visible-area-height="0.961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2-02-14T16:12:28.341025</dc:date>
    <meta:print-date>2013-11-19T15:12:00</meta:print-date>
    <meta:editing-cycles>138</meta:editing-cycles>
    <meta:editing-duration>P1DT6H16M13S</meta:editing-duration>
    <meta:generator>http://pypi.python.org/pypi/ezodf/0.1.0$Python3.5.2 (default, Jan 26 2021, 13:30:48) 
[GCC 5.4.0 20160609]</meta:generator>
    <meta:document-statistic meta:table-count="2" meta:image-count="0" meta:object-count="1" meta:page-count="1" meta:paragraph-count="19" meta:word-count="41" meta:character-count="389" meta:non-whitespace-character-count="362"/>
  </office:meta>
</office:document-meta>
</file>